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cm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101cm" fo:margin-bottom="0.101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51"><text:placeholder text:placeholder-type="text">&lt;for each="o.workcenter_id.template_id.symbol_ids"&gt;</text:placeholder><draw:frame draw:style-name="fr2" draw:name="image:asimage(symbol.image)" text:anchor-type="as-char" style:rel-width="scale" svg:height="1.778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15:27.895412653</dc:date>
    <meta:editing-duration>P1DT17H15M3S</meta:editing-duration>
    <meta:editing-cycles>312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